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Times New Roman" svg:font-family="'Times New Roman'"/>
    <style:font-face style:name="serif" svg:font-family="serif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officeooo:paragraph-rsid="00266f9b"/>
    </style:style>
    <style:style style:name="P4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officeooo:paragraph-rsid="0026eaa1"/>
    </style:style>
    <style:style style:name="P5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officeooo:paragraph-rsid="00278e6c"/>
    </style:style>
    <style:style style:name="P6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fo:font-size="12pt" officeooo:paragraph-rsid="00266f9b"/>
    </style:style>
    <style:style style:name="P8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fo:font-size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size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size="12pt" officeooo:paragraph-rsid="00278e6c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15%" fo:text-indent="1.249cm" style:auto-text-indent="false"/>
      <style:text-properties fo:font-size="12pt"/>
    </style:style>
    <style:style style:name="P16" style:family="paragraph" style:parent-style-name="Text_20_body">
      <style:paragraph-properties fo:margin-left="0cm" fo:margin-right="0cm" fo:margin-top="0cm" fo:margin-bottom="0.353cm" loext:contextual-spacing="false" fo:line-height="115%" fo:text-align="justify" style:justify-single-word="false" fo:text-indent="1.249cm" style:auto-text-indent="false"/>
      <style:text-properties fo:font-size="12pt"/>
    </style:style>
    <style:style style:name="P17" style:family="paragraph" style:parent-style-name="Text_20_body">
      <style:paragraph-properties fo:margin-left="0cm" fo:margin-right="0cm" fo:margin-top="0cm" fo:margin-bottom="0.353cm" loext:contextual-spacing="false" fo:line-height="115%" fo:text-indent="1.249cm" style:auto-text-indent="false"/>
      <style:text-properties fo:font-size="12pt" officeooo:paragraph-rsid="0014aad9"/>
    </style:style>
    <style:style style:name="P18" style:family="paragraph" style:parent-style-name="Text_20_body">
      <style:paragraph-properties fo:margin-left="1.27cm" fo:margin-right="0cm" fo:margin-top="0cm" fo:margin-bottom="0cm" loext:contextual-spacing="false" fo:line-height="115%" fo:text-indent="0cm" style:auto-text-indent="false"/>
    </style:style>
    <style:style style:name="P19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officeooo:paragraph-rsid="0014aad9"/>
    </style:style>
    <style:style style:name="P21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1pt"/>
    </style:style>
    <style:style style:name="P22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1pt" officeooo:paragraph-rsid="0023129b"/>
    </style:style>
    <style:style style:name="P23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1pt" officeooo:paragraph-rsid="002b9e3a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1pt" officeooo:rsid="002b9e3a" officeooo:paragraph-rsid="002b9e3a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Calibri" fo:font-size="11pt" officeooo:paragraph-rsid="002b9e3a"/>
    </style:style>
    <style:style style:name="P26" style:family="paragraph" style:parent-style-name="Text_20_body">
      <style:paragraph-properties fo:margin-left="1.27cm" fo:margin-right="0cm" fo:margin-top="0cm" fo:margin-bottom="0.353cm" loext:contextual-spacing="false" fo:line-height="115%" fo:text-indent="0cm" style:auto-text-indent="false"/>
    </style:style>
    <style:style style:name="P27" style:family="paragraph" style:parent-style-name="Text_20_body">
      <style:paragraph-properties fo:margin-left="1.27cm" fo:margin-right="0cm" fo:margin-top="0cm" fo:margin-bottom="0.353cm" loext:contextual-spacing="false" fo:line-height="115%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1.27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29" style:family="paragraph" style:parent-style-name="Text_20_body">
      <style:paragraph-properties fo:margin-left="1.905cm" fo:margin-right="0cm" fo:margin-top="0cm" fo:margin-bottom="0cm" loext:contextual-spacing="false" fo:line-height="115%" fo:text-indent="0cm" style:auto-text-indent="false"/>
    </style:style>
    <style:style style:name="P30" style:family="paragraph" style:parent-style-name="Text_20_body">
      <style:paragraph-properties fo:margin-left="1.905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31" style:family="paragraph" style:parent-style-name="Text_20_body">
      <style:paragraph-properties fo:margin-left="2.54cm" fo:margin-right="0cm" fo:margin-top="0cm" fo:margin-bottom="0.353cm" loext:contextual-spacing="false" fo:line-height="115%" fo:text-indent="-0.635cm" style:auto-text-indent="false"/>
      <style:text-properties fo:font-size="12pt"/>
    </style:style>
    <style:style style:name="P32" style:family="paragraph" style:parent-style-name="Text_20_body">
      <style:paragraph-properties fo:margin-left="1.249cm" fo:margin-right="0cm" fo:margin-top="0cm" fo:margin-bottom="0.353cm" loext:contextual-spacing="false" fo:line-height="115%" fo:text-indent="1.249cm" style:auto-text-indent="false"/>
      <style:text-properties fo:font-size="12pt"/>
    </style:style>
    <style:style style:name="P33" style:family="paragraph" style:parent-style-name="Text_20_body">
      <style:paragraph-properties fo:margin-left="0.635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34" style:family="paragraph" style:parent-style-name="Text_20_body">
      <style:paragraph-properties fo:margin-left="0.635cm" fo:margin-right="0cm" fo:margin-top="0cm" fo:margin-bottom="0.353cm" loext:contextual-spacing="false" fo:line-height="115%" fo:text-indent="0cm" style:auto-text-indent="false"/>
    </style:style>
    <style:style style:name="P35" style:family="paragraph" style:parent-style-name="Text_20_body">
      <style:paragraph-properties fo:margin-left="3.81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36" style:family="paragraph" style:parent-style-name="Text_20_body">
      <style:paragraph-properties fo:margin-left="3.81cm" fo:margin-right="0cm" fo:margin-top="0cm" fo:margin-bottom="0.353cm" loext:contextual-spacing="false" fo:line-height="115%" fo:text-indent="0cm" style:auto-text-indent="false"/>
      <style:text-properties fo:font-size="12pt" officeooo:paragraph-rsid="001dbeb1"/>
    </style:style>
    <style:style style:name="P37" style:family="paragraph" style:parent-style-name="Text_20_body">
      <style:paragraph-properties fo:margin-left="3.81cm" fo:margin-right="0cm" fo:margin-top="0cm" fo:margin-bottom="0.353cm" loext:contextual-spacing="false" fo:line-height="115%" fo:text-indent="0cm" style:auto-text-indent="false"/>
    </style:style>
    <style:style style:name="P38" style:family="paragraph" style:parent-style-name="Text_20_body">
      <style:paragraph-properties fo:margin-left="3.81cm" fo:margin-right="0cm" fo:margin-top="0cm" fo:margin-bottom="0cm" loext:contextual-spacing="false" fo:line-height="115%" fo:text-indent="0cm" style:auto-text-indent="false"/>
    </style:style>
    <style:style style:name="P39" style:family="paragraph" style:parent-style-name="Text_20_body">
      <style:paragraph-properties fo:margin-left="3.175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40" style:family="paragraph" style:parent-style-name="Text_20_body">
      <style:paragraph-properties fo:margin-left="2.54cm" fo:margin-right="0cm" fo:margin-top="0cm" fo:margin-bottom="0.353cm" loext:contextual-spacing="false" fo:line-height="115%" fo:text-indent="0cm" style:auto-text-indent="false"/>
    </style:style>
    <style:style style:name="P41" style:family="paragraph" style:parent-style-name="Text_20_body">
      <style:paragraph-properties fo:margin-left="2.54cm" fo:margin-right="0cm" fo:margin-top="0cm" fo:margin-bottom="0cm" loext:contextual-spacing="false" fo:line-height="115%" fo:text-indent="0cm" style:auto-text-indent="false"/>
    </style:style>
    <style:style style:name="P42" style:family="paragraph" style:parent-style-name="Text_20_body">
      <style:paragraph-properties fo:margin-left="2.54cm" fo:margin-right="0cm" fo:margin-top="0cm" fo:margin-bottom="0cm" loext:contextual-spacing="false" fo:line-height="115%" fo:text-indent="0cm" style:auto-text-indent="false"/>
      <style:text-properties fo:font-size="12pt"/>
    </style:style>
    <style:style style:name="P43" style:family="paragraph" style:parent-style-name="Text_20_body">
      <style:paragraph-properties fo:margin-left="0cm" fo:margin-right="0cm" fo:margin-top="0cm" fo:margin-bottom="0.353cm" loext:contextual-spacing="false" fo:line-height="115%" fo:text-indent="0.635cm" style:auto-text-indent="false"/>
      <style:text-properties fo:font-size="12pt"/>
    </style:style>
    <style:style style:name="P44" style:family="paragraph" style:parent-style-name="Text_20_body">
      <style:paragraph-properties fo:margin-left="0cm" fo:margin-right="0cm" fo:margin-top="0cm" fo:margin-bottom="0.353cm" loext:contextual-spacing="false" fo:line-height="115%" fo:text-indent="0.635cm" style:auto-text-indent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.635cm" style:auto-text-indent="false"/>
      <style:text-properties fo:font-size="12pt"/>
    </style:style>
    <style:style style:name="P46" style:family="paragraph" style:parent-style-name="Text_20_body">
      <style:paragraph-properties fo:margin-left="2.54cm" fo:margin-right="0cm" fo:margin-top="0cm" fo:margin-bottom="0.353cm" loext:contextual-spacing="false" fo:line-height="115%" fo:text-indent="1.207cm" style:auto-text-indent="false"/>
      <style:text-properties fo:font-size="12pt"/>
    </style:style>
    <style:style style:name="P47" style:family="paragraph" style:parent-style-name="Text_20_body">
      <style:paragraph-properties fo:margin-left="1.249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48" style:family="paragraph" style:parent-style-name="Text_20_body">
      <style:paragraph-properties fo:margin-left="2.498cm" fo:margin-right="0cm" fo:margin-top="0cm" fo:margin-bottom="0.353cm" loext:contextual-spacing="false" fo:line-height="115%" fo:text-indent="1.249cm" style:auto-text-indent="false"/>
      <style:text-properties officeooo:paragraph-rsid="001dbeb1"/>
    </style:style>
    <style:style style:name="P49" style:family="paragraph" style:parent-style-name="Text_20_body">
      <style:paragraph-properties fo:margin-left="1.926cm" fo:margin-right="0cm" fo:margin-top="0cm" fo:margin-bottom="0.353cm" loext:contextual-spacing="false" fo:line-height="115%" fo:text-indent="1.249cm" style:auto-text-indent="false"/>
      <style:text-properties officeooo:paragraph-rsid="001dbeb1"/>
    </style:style>
    <style:style style:name="P50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</style:style>
    <style:style style:name="P51" style:family="paragraph" style:parent-style-name="Text_20_body" style:list-style-name="L1">
      <style:paragraph-properties fo:margin-left="1.219cm" fo:margin-right="0cm" fo:margin-top="0cm" fo:margin-bottom="0.353cm" loext:contextual-spacing="false" fo:line-height="115%" fo:text-align="justify" style:justify-single-word="false" fo:text-indent="0cm" style:auto-text-indent="false" fo:padding="0cm" fo:border="none"/>
      <style:text-properties style:font-name="Calibri" fo:font-size="14pt" fo:font-weight="bold"/>
    </style:style>
    <style:style style:name="P52" style:family="paragraph" style:parent-style-name="Text_20_body" style:list-style-name="L2">
      <style:paragraph-properties fo:margin-left="1.02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53" style:family="paragraph" style:parent-style-name="Text_20_body" style:list-style-name="L5">
      <style:paragraph-properties fo:margin-left="1.02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54" style:family="paragraph" style:parent-style-name="Text_20_body" style:list-style-name="L3">
      <style:paragraph-properties fo:margin-left="1.025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2pt"/>
    </style:style>
    <style:style style:name="P55" style:family="paragraph" style:parent-style-name="Text_20_body" style:list-style-name="L6">
      <style:paragraph-properties fo:margin-left="1.025cm" fo:margin-right="0cm" fo:margin-top="0cm" fo:margin-bottom="0cm" loext:contextual-spacing="false" fo:line-height="115%" fo:text-indent="0cm" style:auto-text-indent="false" fo:padding="0cm" fo:border="none"/>
      <style:text-properties style:font-name="Calibri1" fo:font-size="12pt" officeooo:rsid="00152da1" officeooo:paragraph-rsid="00152da1"/>
    </style:style>
    <style:style style:name="P56" style:family="paragraph" style:parent-style-name="Text_20_body" style:list-style-name="L4">
      <style:paragraph-properties fo:margin-left="1.196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4pt" fo:font-weight="bold"/>
    </style:style>
    <style:style style:name="P57" style:family="paragraph" style:parent-style-name="Text_20_body" style:list-style-name="L7">
      <style:paragraph-properties fo:margin-left="1.189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4pt" fo:font-weight="bold"/>
    </style:style>
    <style:style style:name="P58" style:family="paragraph" style:parent-style-name="Text_20_body" style:list-style-name="L8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59" style:family="paragraph" style:parent-style-name="Text_20_body" style:list-style-name="L12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60" style:family="paragraph" style:parent-style-name="Text_20_body" style:list-style-name="L14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61" style:family="paragraph" style:parent-style-name="Text_20_body" style:list-style-name="L16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62" style:family="paragraph" style:parent-style-name="Text_20_body" style:list-style-name="L18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63" style:family="paragraph" style:parent-style-name="Text_20_body" style:list-style-name="L9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2pt"/>
    </style:style>
    <style:style style:name="P64" style:family="paragraph" style:parent-style-name="Text_20_body" style:list-style-name="L11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2pt"/>
    </style:style>
    <style:style style:name="P65" style:family="paragraph" style:parent-style-name="Text_20_body" style:list-style-name="L13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2pt"/>
    </style:style>
    <style:style style:name="P66" style:family="paragraph" style:parent-style-name="Text_20_body" style:list-style-name="L17">
      <style:paragraph-properties fo:margin-left="2.295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2pt"/>
    </style:style>
    <style:style style:name="P67" style:family="paragraph" style:parent-style-name="Text_20_body" style:list-style-name="L10">
      <style:paragraph-properties fo:margin-left="2.295cm" fo:margin-right="0cm" fo:margin-top="0cm" fo:margin-bottom="0.353cm" loext:contextual-spacing="false" fo:line-height="115%" fo:text-indent="0cm" style:auto-text-indent="false" fo:padding="0cm" fo:border="none"/>
      <style:text-properties style:font-name="serif" fo:font-size="12pt"/>
    </style:style>
    <style:style style:name="P68" style:family="paragraph" style:parent-style-name="Text_20_body" style:list-style-name="L15">
      <style:paragraph-properties fo:margin-left="2.295cm" fo:margin-right="0cm" fo:margin-top="0cm" fo:margin-bottom="0.353cm" loext:contextual-spacing="false" fo:line-height="115%" fo:text-indent="0cm" style:auto-text-indent="false" fo:padding="0cm" fo:border="none"/>
      <style:text-properties style:font-name="Calibri" fo:font-size="12pt"/>
    </style:style>
    <style:style style:name="P69" style:family="paragraph" style:parent-style-name="Text_20_body" style:list-style-name="L18">
      <style:paragraph-properties fo:margin-left="2.295cm" fo:margin-right="0cm" fo:margin-top="0cm" fo:margin-bottom="0.353cm" loext:contextual-spacing="false" fo:line-height="115%" fo:text-indent="0cm" style:auto-text-indent="false" fo:padding="0cm" fo:border="none"/>
      <style:text-properties style:font-name="Calibri" fo:font-size="12pt"/>
    </style:style>
    <style:style style:name="P70" style:family="paragraph" style:parent-style-name="Text_20_body" style:list-style-name="L19">
      <style:paragraph-properties fo:margin-left="2.93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 officeooo:rsid="002581d2" officeooo:paragraph-rsid="002581d2"/>
    </style:style>
    <style:style style:name="P71" style:family="paragraph" style:parent-style-name="Text_20_body" style:list-style-name="L19">
      <style:paragraph-properties fo:margin-left="2.93cm" fo:margin-right="0cm" fo:margin-top="0cm" fo:margin-bottom="0cm" loext:contextual-spacing="false" fo:line-height="115%" fo:text-indent="0cm" style:auto-text-indent="false" fo:padding="0cm" fo:border="none"/>
      <style:text-properties style:font-name="serif" fo:font-size="12pt"/>
    </style:style>
    <style:style style:name="P72" style:family="paragraph" style:parent-style-name="Text_20_body" style:list-style-name="L20">
      <style:paragraph-properties fo:margin-left="1.217cm" fo:margin-right="0cm" fo:margin-top="0cm" fo:margin-bottom="0.353cm" loext:contextual-spacing="false" fo:line-height="115%" fo:text-indent="0cm" style:auto-text-indent="false" fo:padding="0cm" fo:border="none"/>
      <style:text-properties style:font-name="Calibri" fo:font-size="14pt" fo:font-weight="bold"/>
    </style:style>
    <style:style style:name="P73" style:family="paragraph" style:parent-style-name="Text_20_body" style:list-style-name="L21">
      <style:paragraph-properties fo:margin-left="1.82cm" fo:margin-right="0cm" fo:margin-top="0cm" fo:margin-bottom="0cm" loext:contextual-spacing="false" fo:line-height="115%" fo:text-indent="0cm" style:auto-text-indent="false" fo:padding="0cm" fo:border="none"/>
      <style:text-properties style:font-name="Calibri" fo:font-size="16pt" fo:font-weight="bold"/>
    </style:style>
    <style:style style:name="P74" style:family="paragraph" style:parent-style-name="Text_20_body" style:list-style-name="L21">
      <style:paragraph-properties fo:margin-left="1.82cm" fo:margin-right="0cm" fo:margin-top="0cm" fo:margin-bottom="0cm" loext:contextual-spacing="false" fo:line-height="115%" fo:text-indent="0cm" style:auto-text-indent="false" fo:padding="0cm" fo:border="none"/>
    </style:style>
    <style:style style:name="P75" style:family="paragraph" style:parent-style-name="Text_20_body">
      <style:paragraph-properties fo:margin-left="1.87cm" fo:margin-right="0cm" fo:margin-top="0cm" fo:margin-bottom="0.353cm" loext:contextual-spacing="false" fo:line-height="115%" fo:text-indent="0cm" style:auto-text-indent="false"/>
      <style:text-properties officeooo:rsid="002dd2f3" officeooo:paragraph-rsid="002dd2f3"/>
    </style:style>
    <style:style style:name="P76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1pt" officeooo:rsid="002dd2f3" officeooo:paragraph-rsid="002dd2f3"/>
    </style:style>
    <style:style style:name="P77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</style:style>
    <style:style style:name="P78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officeooo:paragraph-rsid="00278e6c"/>
    </style:style>
    <style:style style:name="P79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fo:font-size="12pt"/>
    </style:style>
    <style:style style:name="P80" style:family="paragraph" style:parent-style-name="Text_20_body">
      <style:paragraph-properties fo:margin-left="0cm" fo:margin-right="0cm" fo:margin-top="0cm" fo:margin-bottom="0.353cm" loext:contextual-spacing="false" fo:line-height="115%" fo:text-indent="0cm" style:auto-text-indent="false"/>
      <style:text-properties fo:font-size="11pt"/>
    </style:style>
    <style:style style:name="P81" style:family="paragraph" style:parent-style-name="Text_20_body">
      <style:paragraph-properties fo:margin-left="0cm" fo:margin-right="0cm" fo:margin-top="0.423cm" fo:margin-bottom="0cm" loext:contextual-spacing="false" fo:line-height="115%" fo:keep-together="always" fo:text-indent="0cm" style:auto-text-indent="false" fo:keep-with-next="always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4pt" fo:font-weight="bold"/>
    </style:style>
    <style:style style:name="P83" style:family="paragraph" style:parent-style-name="Text_20_body">
      <style:paragraph-properties fo:margin-left="1.905cm" fo:margin-right="0cm" fo:margin-top="0cm" fo:margin-bottom="0cm" loext:contextual-spacing="false" fo:line-height="115%" fo:text-indent="-0.635cm" style:auto-text-indent="false"/>
    </style:style>
    <style:style style:name="P84" style:family="paragraph" style:parent-style-name="Text_20_body">
      <style:paragraph-properties fo:margin-left="1.905cm" fo:margin-right="0cm" fo:margin-top="0cm" fo:margin-bottom="0cm" loext:contextual-spacing="false" fo:line-height="115%" fo:text-indent="0cm" style:auto-text-indent="false"/>
    </style:style>
    <style:style style:name="P85" style:family="paragraph" style:parent-style-name="Text_20_body">
      <style:paragraph-properties fo:margin-left="0cm" fo:margin-right="0cm" fo:margin-top="0cm" fo:margin-bottom="0.353cm" loext:contextual-spacing="false" fo:line-height="115%" fo:text-indent="1.249cm" style:auto-text-indent="false"/>
    </style:style>
    <style:style style:name="P86" style:family="paragraph" style:parent-style-name="Text_20_body">
      <style:paragraph-properties fo:margin-left="0cm" fo:margin-right="0cm" fo:margin-top="0cm" fo:margin-bottom="0.353cm" loext:contextual-spacing="false" fo:line-height="115%" fo:text-align="justify" style:justify-single-word="false" fo:text-indent="1.249cm" style:auto-text-indent="false"/>
      <style:text-properties officeooo:paragraph-rsid="002f6da8"/>
    </style:style>
    <style:style style:name="P87" style:family="paragraph" style:parent-style-name="Text_20_body">
      <style:paragraph-properties fo:margin-left="2.54cm" fo:margin-right="0cm" fo:margin-top="0cm" fo:margin-bottom="0.353cm" loext:contextual-spacing="false" fo:line-height="115%" fo:text-indent="0cm" style:auto-text-indent="false"/>
    </style:style>
    <style:style style:name="P88" style:family="paragraph" style:parent-style-name="Text_20_body">
      <style:paragraph-properties fo:margin-left="2.54cm" fo:margin-right="0cm" fo:margin-top="0cm" fo:margin-bottom="0cm" loext:contextual-spacing="false" fo:line-height="115%" fo:text-indent="0cm" style:auto-text-indent="false"/>
    </style:style>
    <style:style style:name="P89" style:family="paragraph" style:parent-style-name="Text_20_body">
      <style:paragraph-properties fo:margin-left="0cm" fo:margin-right="0cm" fo:margin-top="0cm" fo:margin-bottom="0.353cm" loext:contextual-spacing="false" fo:line-height="115%" fo:text-indent="0.635cm" style:auto-text-indent="false"/>
    </style:style>
    <style:style style:name="P90" style:family="paragraph" style:parent-style-name="Text_20_body">
      <style:paragraph-properties fo:margin-left="2.54cm" fo:margin-right="0cm" fo:margin-top="0cm" fo:margin-bottom="0cm" loext:contextual-spacing="false" fo:line-height="115%" fo:text-indent="-0.635cm" style:auto-text-indent="false"/>
      <style:text-properties fo:font-size="11pt"/>
    </style:style>
    <style:style style:name="P91" style:family="paragraph" style:parent-style-name="Text_20_body">
      <style:paragraph-properties fo:margin-left="2.54cm" fo:margin-right="0cm" fo:margin-top="0cm" fo:margin-bottom="0.353cm" loext:contextual-spacing="false" fo:line-height="115%" fo:text-indent="-0.635cm" style:auto-text-indent="false"/>
      <style:text-properties fo:font-size="11pt"/>
    </style:style>
    <style:style style:name="T1" style:family="text">
      <style:text-properties fo:color="#2f5496" style:font-name="Calibri Light"/>
    </style:style>
    <style:style style:name="T2" style:family="text">
      <style:text-properties fo:color="#2f5496" style:font-name="Calibri Light" fo:font-size="16pt"/>
    </style:style>
    <style:style style:name="T3" style:family="text">
      <style:text-properties style:font-name="Calibri"/>
    </style:style>
    <style:style style:name="T4" style:family="text">
      <style:text-properties style:font-name="Calibri" fo:font-size="12pt"/>
    </style:style>
    <style:style style:name="T5" style:family="text">
      <style:text-properties style:font-name="Calibri" fo:font-size="12pt" fo:font-style="italic" fo:font-weight="bold"/>
    </style:style>
    <style:style style:name="T6" style:family="text">
      <style:text-properties style:font-name="Calibri" fo:font-size="12pt" fo:font-style="italic" fo:font-weight="bold" officeooo:rsid="00266f9b"/>
    </style:style>
    <style:style style:name="T7" style:family="text">
      <style:text-properties style:font-name="Calibri" fo:font-size="12pt" fo:font-style="italic" fo:font-weight="bold" officeooo:rsid="0026eaa1"/>
    </style:style>
    <style:style style:name="T8" style:family="text">
      <style:text-properties style:font-name="Calibri" fo:font-size="12pt" fo:font-style="italic" fo:font-weight="bold" officeooo:rsid="00278e6c"/>
    </style:style>
    <style:style style:name="T9" style:family="text">
      <style:text-properties style:font-name="Calibri" fo:font-size="12pt" officeooo:rsid="0014aad9"/>
    </style:style>
    <style:style style:name="T10" style:family="text">
      <style:text-properties style:font-name="Calibri" fo:font-size="12pt" officeooo:rsid="001dbeb1"/>
    </style:style>
    <style:style style:name="T11" style:family="text">
      <style:text-properties style:font-name="Calibri" fo:font-size="12pt" officeooo:rsid="001f9ad0"/>
    </style:style>
    <style:style style:name="T12" style:family="text">
      <style:text-properties style:font-name="Calibri" fo:font-size="12pt" fo:font-weight="bold"/>
    </style:style>
    <style:style style:name="T13" style:family="text">
      <style:text-properties style:font-name="Calibri" fo:font-size="12pt" fo:font-weight="normal" style:font-weight-asian="normal" style:font-weight-complex="normal"/>
    </style:style>
    <style:style style:name="T14" style:family="text">
      <style:text-properties style:font-name="Calibri" fo:font-size="12pt" fo:font-weight="normal" officeooo:rsid="0026eaa1" style:font-weight-asian="normal" style:font-weight-complex="normal"/>
    </style:style>
    <style:style style:name="T15" style:family="text">
      <style:text-properties style:font-name="Calibri" fo:font-size="12pt" officeooo:rsid="002e417a"/>
    </style:style>
    <style:style style:name="T16" style:family="text">
      <style:text-properties style:font-name="Calibri" fo:font-size="12pt" officeooo:rsid="00152da1"/>
    </style:style>
    <style:style style:name="T17" style:family="text">
      <style:text-properties style:font-name="Calibri" fo:font-size="12pt" officeooo:rsid="002581d2"/>
    </style:style>
    <style:style style:name="T18" style:family="text">
      <style:text-properties style:font-name="Calibri" fo:font-weight="bold"/>
    </style:style>
    <style:style style:name="T19" style:family="text">
      <style:text-properties style:font-name="Calibri" fo:font-weight="bold" officeooo:rsid="00266f9b"/>
    </style:style>
    <style:style style:name="T20" style:family="text">
      <style:text-properties style:font-name="Calibri" fo:font-weight="bold" officeooo:rsid="0026eaa1"/>
    </style:style>
    <style:style style:name="T21" style:family="text">
      <style:text-properties style:font-name="Calibri" fo:font-weight="bold" officeooo:rsid="00278e6c"/>
    </style:style>
    <style:style style:name="T22" style:family="text">
      <style:text-properties style:font-name="Calibri" fo:background-color="#ffffff" loext:char-shading-value="0"/>
    </style:style>
    <style:style style:name="T23" style:family="text">
      <style:text-properties style:font-name="Calibri" fo:font-style="italic"/>
    </style:style>
    <style:style style:name="T24" style:family="text">
      <style:text-properties style:font-name="Calibri" officeooo:rsid="0014aad9"/>
    </style:style>
    <style:style style:name="T25" style:family="text">
      <style:text-properties style:font-name="Calibri" officeooo:rsid="00152da1"/>
    </style:style>
    <style:style style:name="T26" style:family="text">
      <style:text-properties style:font-name="Calibri" officeooo:rsid="001cc1fe"/>
    </style:style>
    <style:style style:name="T27" style:family="text">
      <style:text-properties style:font-name="Calibri" officeooo:rsid="001dbeb1"/>
    </style:style>
    <style:style style:name="T28" style:family="text">
      <style:text-properties style:font-name="Calibri" fo:font-size="11pt"/>
    </style:style>
    <style:style style:name="T29" style:family="text">
      <style:text-properties style:font-name="Calibri" fo:font-size="11pt" officeooo:rsid="00211f31"/>
    </style:style>
    <style:style style:name="T30" style:family="text">
      <style:text-properties style:font-name="Calibri" fo:font-size="11pt" officeooo:rsid="0023129b"/>
    </style:style>
    <style:style style:name="T31" style:family="text">
      <style:text-properties style:font-name="Calibri" fo:font-size="11pt" officeooo:rsid="002b9e3a"/>
    </style:style>
    <style:style style:name="T32" style:family="text">
      <style:text-properties style:font-name="Calibri" fo:font-size="11pt" officeooo:rsid="002c2be1"/>
    </style:style>
    <style:style style:name="T33" style:family="text">
      <style:text-properties style:font-name="Calibri" officeooo:rsid="00211f31"/>
    </style:style>
    <style:style style:name="T34" style:family="text">
      <style:text-properties style:font-name="Calibri" officeooo:rsid="0023129b"/>
    </style:style>
    <style:style style:name="T35" style:family="text">
      <style:text-properties style:font-name="Calibri" officeooo:rsid="002581d2"/>
    </style:style>
    <style:style style:name="T36" style:family="text">
      <style:text-properties style:font-name="Calibri" officeooo:rsid="00266f9b"/>
    </style:style>
    <style:style style:name="T37" style:family="text">
      <style:text-properties style:font-name="Calibri" fo:font-weight="normal" style:font-weight-asian="normal" style:font-weight-complex="normal"/>
    </style:style>
    <style:style style:name="T38" style:family="text">
      <style:text-properties style:font-name="Calibri" fo:font-weight="normal" officeooo:rsid="00266f9b" style:font-weight-asian="normal" style:font-weight-complex="normal"/>
    </style:style>
    <style:style style:name="T39" style:family="text">
      <style:text-properties style:font-name="Calibri" fo:font-weight="normal" officeooo:rsid="0026eaa1" style:font-weight-asian="normal" style:font-weight-complex="normal"/>
    </style:style>
    <style:style style:name="T40" style:family="text">
      <style:text-properties style:font-name="Calibri" fo:font-weight="normal" officeooo:rsid="00278e6c" style:font-weight-asian="normal" style:font-weight-complex="normal"/>
    </style:style>
    <style:style style:name="T41" style:family="text">
      <style:text-properties style:font-name="Calibri" officeooo:rsid="0026eaa1"/>
    </style:style>
    <style:style style:name="T42" style:family="text">
      <style:text-properties style:font-name="Calibri" officeooo:rsid="00278e6c"/>
    </style:style>
    <style:style style:name="T43" style:family="text">
      <style:text-properties style:font-name="Calibri" officeooo:rsid="0028328a"/>
    </style:style>
    <style:style style:name="T44" style:family="text">
      <style:text-properties style:font-name="Calibri" officeooo:rsid="002b9e3a"/>
    </style:style>
    <style:style style:name="T45" style:family="text">
      <style:text-properties style:font-name="Calibri" officeooo:rsid="002c2be1"/>
    </style:style>
    <style:style style:name="T46" style:family="text">
      <style:text-properties style:font-name="Calibri" officeooo:rsid="002d0106"/>
    </style:style>
    <style:style style:name="T47" style:family="text">
      <style:text-properties style:font-name="Calibri" officeooo:rsid="002dd2f3"/>
    </style:style>
    <style:style style:name="T48" style:family="text">
      <style:text-properties style:font-name="Calibri" officeooo:rsid="002e417a"/>
    </style:style>
    <style:style style:name="T49" style:family="text">
      <style:text-properties style:font-name="Calibri" fo:font-size="16pt" fo:font-weight="bold"/>
    </style:style>
    <style:style style:name="T50" style:family="text">
      <style:text-properties style:font-name="Calibri" fo:font-size="16pt" fo:font-weight="bold" officeooo:rsid="001f9ad0"/>
    </style:style>
    <style:style style:name="T51" style:family="text">
      <style:text-properties fo:font-size="12pt"/>
    </style:style>
    <style:style style:name="T52" style:family="text">
      <style:text-properties fo:font-size="12pt" officeooo:rsid="001dbeb1"/>
    </style:style>
    <style:style style:name="T53" style:family="text">
      <style:text-properties fo:font-size="12pt" officeooo:rsid="0026eaa1"/>
    </style:style>
    <style:style style:name="T54" style:family="text">
      <style:text-properties fo:font-size="12pt" fo:font-weight="normal" style:font-weight-asian="normal" style:font-weight-complex="normal"/>
    </style:style>
    <style:style style:name="T55" style:family="text">
      <style:text-properties fo:font-size="12pt" officeooo:rsid="00152da1"/>
    </style:style>
    <style:style style:name="T56" style:family="text">
      <style:text-properties fo:font-variant="normal" fo:text-transform="none"/>
    </style:style>
    <style:style style:name="T57" style:family="text">
      <style:text-properties fo:font-variant="normal" fo:text-transform="none" officeooo:rsid="00211f31"/>
    </style:style>
    <style:style style:name="T58" style:family="text">
      <style:text-properties fo:font-variant="normal" fo:text-transform="none" style:font-name="Calibri1" officeooo:rsid="00211f31"/>
    </style:style>
    <style:style style:name="T59" style:family="text">
      <style:text-properties fo:font-variant="normal" fo:text-transform="none" fo:font-size="12pt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2pt"/>
    </style:style>
    <style:style style:name="T62" style:family="text">
      <style:text-properties officeooo:rsid="0014aad9"/>
    </style:style>
    <style:style style:name="T63" style:family="text">
      <style:text-properties officeooo:rsid="00152da1"/>
    </style:style>
    <style:style style:name="T64" style:family="text">
      <style:text-properties officeooo:rsid="001cc1fe"/>
    </style:style>
    <style:style style:name="T65" style:family="text">
      <style:text-properties style:font-name="Symbol" fo:font-size="12pt" style:font-name-asian="Symbol1" style:font-name-complex="Symbol1"/>
    </style:style>
    <style:style style:name="T66" style:family="text">
      <style:text-properties style:font-name="Symbol" fo:font-size="12pt" officeooo:rsid="001dbeb1" style:font-name-asian="Symbol1" style:font-name-complex="Symbol1"/>
    </style:style>
    <style:style style:name="T67" style:family="text">
      <style:text-properties fo:font-size="11pt"/>
    </style:style>
    <style:style style:name="T68" style:family="text">
      <style:text-properties officeooo:rsid="001f9ad0"/>
    </style:style>
    <style:style style:name="T69" style:family="text">
      <style:text-properties officeooo:rsid="00211f31"/>
    </style:style>
    <style:style style:name="T70" style:family="text">
      <style:text-properties officeooo:rsid="002581d2"/>
    </style:style>
    <style:style style:name="T71" style:family="text">
      <style:text-properties officeooo:rsid="00266f9b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26eaa1"/>
    </style:style>
    <style:style style:name="T74" style:family="text">
      <style:text-properties officeooo:rsid="00278e6c"/>
    </style:style>
    <style:style style:name="T75" style:family="text">
      <style:text-properties officeooo:rsid="0028328a"/>
    </style:style>
    <style:style style:name="T76" style:family="text">
      <style:text-properties officeooo:rsid="002dbfd5"/>
    </style:style>
    <style:style style:name="T77" style:family="text">
      <style:text-properties officeooo:rsid="002dd2f3"/>
    </style:style>
    <style:style style:name="T78" style:family="text">
      <style:text-properties fo:font-size="16pt"/>
    </style:style>
    <text:list-style style:name="L1">
      <text:list-level-style-number text:level="1" text:style-name="Numbering_20_Symbols" style:num-suffix="." style:num-format="A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A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A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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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A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A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T2">Fragebogen vor der ersten Sitzung des Experiments</text:span><text:span text:style-name="T78"> </text:span></text:p>
      <text:p text:style-name="P86"/>
      <text:list xml:id="list2861489944" text:style-name="L1">
        <text:list-item>
          <text:p text:style-name="P51">Zustimmung zur Videoaufnahme </text:p>
        </text:list-item>
      </text:list>
      <text:p text:style-name="P16"><text:span text:style-name="T3">Um die Rückstellungssitzungen der kleinen Geschichten analysieren zu können, müssen wir Sie filmen.</text:span> <text:span text:style-name="T3">Dafür ist Ihre Zustimmung erforderlich.</text:span> <text:span text:style-name="T3">Diese Videos werden nur</text:span> <text:span text:style-name="T3">für wissenschaftliche Forschungszwecke (</text:span><text:span text:style-name="T24">Masterarbeit</text:span><text:span text:style-name="T3">, </text:span><text:span text:style-name="T24">PhD,</text:span><text:span text:style-name="T3"> wissenschaftliche Artikel, Konferenzpräsentationen, Seminare) oder für Unterrichtszwecke an Universitäten (Kurse und Seminare) verwendet.</text:span> <text:span text:style-name="T3">Diese Daten werden zehn Jahre lang aufbewahrt.</text:span> </text:p>
      <text:p text:style-name="P6"><text:span text:style-name="T3">Stimmen Sie zu, gefilmt zu werden</text:span> <text:span text:style-name="T3">?</text:span> </text:p>
      <text:list xml:id="list855014269" text:style-name="L2">
        <text:list-item>
          <text:p text:style-name="P52"><text:span text:style-name="T3">Ja</text:span> </text:p>
        </text:list-item>
      </text:list>
      <text:p text:style-name="P18">→<text:span text:style-name="T62"> </text:span><text:s/><text:span text:style-name="T4">Gehe</text:span><text:span text:style-name="T9">n Sie</text:span><text:span text:style-name="T4"> zum nächsten Block</text:span><text:span text:style-name="T51"> </text:span></text:p>
      <text:list xml:id="list3041655865" text:style-name="L3">
        <text:list-item>
          <text:p text:style-name="P54">Nein</text:p>
        </text:list-item>
      </text:list>
      <text:p text:style-name="P18"><text:span text:style-name="T4">→</text:span><text:span text:style-name="T9"> Ihre Beteiligung ist leider nicht möglich </text:span><text:span text:style-name="T4">.</text:span><text:span text:style-name="T51"> </text:span><text:span text:style-name="T4">Vielen Dank für Ihr Engagement.</text:span><text:span text:style-name="T51"> </text:span></text:p>
      <text:p text:style-name="P26"/>
      <text:p text:style-name="P17"><text:span text:style-name="T3">Die Daten, </text:span><text:span text:style-name="T24">die </text:span><text:span text:style-name="T3">mit diesem Fragebogen erhobenen </text:span><text:span text:style-name="T24">werden, </text:span><text:span text:style-name="T3">sind anonym und werden nur in streng wissenschaftlichem Kontext verwendet.</text:span> </text:p>
      <text:p text:style-name="P2"/>
      <text:list xml:id="list3036342607" text:style-name="L4">
        <text:list-item>
          <text:p text:style-name="P56">Gesundheitsdaten </text:p>
        </text:list-item>
      </text:list>
      <text:p text:style-name="P18"/>
      <text:p text:style-name="P20"><text:span text:style-name="T24">W</text:span><text:span text:style-name="T3">ir vermeiden bestimmte V</text:span><text:span text:style-name="T24">erzerrungen</text:span><text:span text:style-name="T3">, </text:span><text:span text:style-name="T24">u</text:span><text:span text:style-name="T3">m </text:span><text:span text:style-name="T24">zu</text:span><text:span text:style-name="T3">verlässli</text:span><text:span text:style-name="T24">g</text:span><text:span text:style-name="T3">e Ergebnisse zu </text:span><text:span text:style-name="T24">bekommen.</text:span><text:span text:style-name="T3"> </text:span><text:s/><text:span text:style-name="T3">Zum Beispiel können neurologische Zustände eine Abnahme der Aufmerksamkeit </text:span><text:span text:style-name="T24">erklären</text:span><text:span text:style-name="T3">.</text:span> <text:span text:style-name="T3">In diesem Fall können wir nicht feststellen, </text:span><text:span text:style-name="T25">wer dafür schuldig ist : die Pathologie oder die Tastsache, dass Sie gleichzeitig 2 Aufgabe machen.</text:span> <text:span text:style-name="T3">Deshalb brauchen wir diese Informationen.</text:span> <text:span text:style-name="T3">In Bezug auf Gewicht und Größe werden diese Daten nicht aufgezeichnet.</text:span> <text:span text:style-name="T3">Sie erlauben uns, Ihren BMI (Body Mass Index) zu berechnen, den wir später streng anonym speichern werden.</text:span> </text:p>
      <text:p text:style-name="P19"/>
      <text:p text:style-name="P83"><text:span text:style-name="T4">1)</text:span><text:span text:style-name="T51"> </text:span><text:span text:style-name="T59"><text:s/></text:span><text:span text:style-name="T4">Leiden Sie an einer oder mehreren Pathologien?</text:span><text:span text:style-name="T51"> <text:s/></text:span><text:span text:style-name="T4">(</text:span><text:span text:style-name="T16">n</text:span><text:span text:style-name="T4">eurologische,</text:span><text:span text:style-name="T51"> </text:span><text:span text:style-name="T55">m</text:span><text:span text:style-name="T4">otor</text:span><text:span text:style-name="T16">ische</text:span><text:span text:style-name="T4">, </text:span><text:span text:style-name="T16">visuelle</text:span><text:span text:style-name="T4">, </text:span><text:span text:style-name="T16">auditive</text:span><text:span text:style-name="T4"> etc.)?</text:span><text:span text:style-name="T51"> </text:span></text:p>
      <text:p text:style-name="P29"/>
      <text:list xml:id="list3245780221" text:style-name="L5">
        <text:list-item>
          <text:p text:style-name="P53"><text:span text:style-name="T25">Ja</text:span> </text:p>
        </text:list-item>
      </text:list>
      <text:p text:style-name="P31"><text:span text:style-name="T60">-</text:span> <text:span text:style-name="T56"><text:s/></text:span><text:span text:style-name="T3">Welche Pathologie(n)?</text:span> </text:p>
      <text:p text:style-name="P32"><text:span text:style-name="T3">......................................................................................................................................</text:span> </text:p>
      <text:list xml:id="list2400144102" text:style-name="L6">
        <text:list-item>
          <text:p text:style-name="P55">Nein</text:p>
        </text:list-item>
      </text:list>
      <text:p text:style-name="P29"/>
      <text:p text:style-name="P29"/>
      <text:p text:style-name="P29"/>
      <text:p text:style-name="P33"><text:soft-page-break/><text:span text:style-name="T3">3) Was ist </text:span><text:span text:style-name="T25">Ihr</text:span><text:span text:style-name="T3"> Gewicht?</text:span> <text:span text:style-name="T3">?</text:span> </text:p>
      <text:p text:style-name="P33"><text:span text:style-name="T3">...........................</text:span> <text:span text:style-name="T3">kg</text:span> </text:p>
      <text:p text:style-name="P33"><text:span text:style-name="T3">4) Wie groß </text:span><text:span text:style-name="T25">sind Sie </text:span><text:span text:style-name="T3">?</text:span> <text:s/></text:p>
      <text:p text:style-name="P33"><text:span text:style-name="T3">...........................</text:span> <text:span text:style-name="T3">cm</text:span> </text:p>
      <text:p text:style-name="P34"/>
      <text:list xml:id="list1158494821" text:style-name="L7">
        <text:list-item>
          <text:p text:style-name="P57"><text:span text:style-name="T64">Aktivitäten</text:span> </text:p>
        </text:list-item>
      </text:list>
      <text:p text:style-name="P18"/>
      <text:p text:style-name="P28"><text:span text:style-name="T3">Die folgenden Fragen beziehen sich auf Ihr Fachwissen bei verschiedenen Aktivitäten.</text:span> </text:p>
      <text:p text:style-name="P15"><text:span text:style-name="T3">1) Üben Sie ein Musikinstrument?</text:span> </text:p>
      <text:list xml:id="list4242687876" text:style-name="L8">
        <text:list-item>
          <text:list>
            <text:list-item>
              <text:p text:style-name="P58"><text:span text:style-name="T3">Ja</text:span> </text:p>
            </text:list-item>
          </text:list>
        </text:list-item>
      </text:list>
      <text:p text:style-name="P35"><text:span text:style-name="T3">Welche</text:span><text:span text:style-name="T26">(s)</text:span><text:span text:style-name="T3"> Instrument</text:span><text:span text:style-name="T26">(</text:span><text:span text:style-name="T3">e</text:span><text:span text:style-name="T26">)</text:span><text:span text:style-name="T3"> ?</text:span> </text:p>
      <text:p text:style-name="P47"><text:span text:style-name="T3">.........................................................................................................................................</text:span> </text:p>
      <text:p text:style-name="P38"/>
      <text:p text:style-name="P36"><text:span text:style-name="T27">Welches Niveau haben Sie </text:span><text:span text:style-name="T3">? </text:span><text:s/><text:span text:style-name="T3">(nur für das beliebteste Instrument)?</text:span> </text:p>
      <text:p text:style-name="P48"><text:span text:style-name="T65"></text:span><text:span text:style-name="T4"> Anfänger</text:span><text:span text:style-name="T51"> <text:s text:c="9"/></text:span><text:span text:style-name="T65"></text:span><text:span text:style-name="T51"> </text:span><text:span text:style-name="T52">Mitteltufe <text:s text:c="7"/></text:span><text:span text:style-name="T66"></text:span><text:span text:style-name="T52"> F</text:span><text:span text:style-name="T4">ortgeschritten</text:span><text:span text:style-name="T10">er</text:span><text:span text:style-name="T51"> </text:span></text:p>
      <text:list xml:id="list3994106717" text:style-name="L9">
        <text:list-item>
          <text:list>
            <text:list-item>
              <text:p text:style-name="P63">Nein</text:p>
            </text:list-item>
          </text:list>
        </text:list-item>
      </text:list>
      <text:p text:style-name="P18"/>
      <text:p text:style-name="P18"/>
      <text:p text:style-name="P85"><text:span text:style-name="T4">2) Tanzen </text:span><text:span text:style-name="T10">Sie</text:span><text:span text:style-name="T4">?</text:span><text:span text:style-name="T51"> </text:span></text:p>
      <text:list xml:id="list660003822" text:style-name="L10">
        <text:list-item>
          <text:list>
            <text:list-item>
              <text:p text:style-name="P67"><text:span text:style-name="T3">Ja</text:span> </text:p>
            </text:list-item>
          </text:list>
        </text:list-item>
      </text:list>
      <text:p text:style-name="P39"><text:span text:style-name="T3">Welche</text:span><text:span text:style-name="T27">(s)</text:span><text:span text:style-name="T3"> T</text:span><text:span text:style-name="T27">a</text:span><text:span text:style-name="T3">nz</text:span><text:span text:style-name="T27">(</text:span><text:span text:style-name="T3">e</text:span><text:span text:style-name="T27">)</text:span><text:span text:style-name="T3">?</text:span> </text:p>
      <text:p text:style-name="P47"><text:span text:style-name="T3">........................................................................................................................................</text:span> </text:p>
      <text:p text:style-name="P37"/>
      <text:p text:style-name="P39"><text:span text:style-name="T27">Welches Niveau haben Sie </text:span><text:span text:style-name="T3">?</text:span> <text:span text:style-name="T3">(nur für den </text:span><text:span text:style-name="T27">beliebsten</text:span><text:span text:style-name="T3"> Tanz)?</text:span> </text:p>
      <text:p text:style-name="P49"><text:span text:style-name="T65"></text:span><text:span text:style-name="T4"> Anfänger <text:s text:c="9"/></text:span><text:span text:style-name="T65"></text:span><text:span text:style-name="T4"> </text:span><text:span text:style-name="T10">Mitteltufe <text:s text:c="7"/></text:span><text:span text:style-name="T66"></text:span><text:span text:style-name="T10"> F</text:span><text:span text:style-name="T4">ortgeschritten</text:span><text:span text:style-name="T10">er</text:span><text:span text:style-name="T4"> </text:span><text:span text:style-name="T51"><text:s/></text:span></text:p>
      <text:list xml:id="list193336210" text:style-name="L11">
        <text:list-item>
          <text:list>
            <text:list-item>
              <text:p text:style-name="P64">Nein</text:p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P43"><text:soft-page-break/><text:span text:style-name="T3">3) Sind Sie </text:span><text:span text:style-name="T27">Schauspieler</text:span><text:span text:style-name="T3"> (</text:span><text:span text:style-name="T27">egal </text:span><text:span text:style-name="T3">ob in Ihrem Berufsleben oder bei Ihren Aktivitäten außerhalb des beruflichen Umfelds)?</text:span> </text:p>
      <text:list xml:id="list404072549" text:style-name="L12">
        <text:list-item>
          <text:list>
            <text:list-item>
              <text:p text:style-name="P59"><text:span text:style-name="T3">Ja</text:span> </text:p>
            </text:list-item>
          </text:list>
        </text:list-item>
      </text:list>
      <text:p text:style-name="P41"/>
      <text:p text:style-name="P42"><text:span text:style-name="T3">Wie lange </text:span><text:span text:style-name="T27">haben Sie</text:span><text:span text:style-name="T3"> schon Theater ge</text:span><text:span text:style-name="T27">spielt</text:span><text:span text:style-name="T3">?</text:span> </text:p>
      <text:p text:style-name="P11"><text:span text:style-name="T3"><text:s text:c="8"/>...........................................................................................................................</text:span> </text:p>
      <text:p text:style-name="P41"/>
      <text:list xml:id="list4183145295" text:style-name="L13">
        <text:list-item>
          <text:list>
            <text:list-item>
              <text:p text:style-name="P65">Nein</text:p>
            </text:list-item>
          </text:list>
        </text:list-item>
      </text:list>
      <text:p text:style-name="P40"/>
      <text:p text:style-name="P43"><text:span text:style-name="T3">4) </text:span><text:span text:style-name="T27">Treiben Sie</text:span><text:span text:style-name="T3"> Sport?</text:span> <text:s/></text:p>
      <text:list xml:id="list612311781" text:style-name="L14">
        <text:list-item>
          <text:list>
            <text:list-item>
              <text:p text:style-name="P60"><text:span text:style-name="T3">Ja</text:span> </text:p>
            </text:list-item>
          </text:list>
        </text:list-item>
      </text:list>
      <text:p text:style-name="P35"><text:span text:style-name="T3">Welche Sport</text:span><text:span text:style-name="T27">arte(n)</text:span><text:span text:style-name="T3"> ?</text:span> </text:p>
      <text:p text:style-name="P6"><text:span text:style-name="T3">.....................................................................................................................................</text:span> </text:p>
      <text:p text:style-name="P38"/>
      <text:p text:style-name="P35"><text:span text:style-name="T3">Was ist </text:span><text:span text:style-name="T27">Ihr</text:span><text:span text:style-name="T3"> Niveau?(nur für d</text:span><text:span text:style-name="T27">en</text:span><text:span text:style-name="T3"> </text:span><text:span text:style-name="T27">beliebsten</text:span><text:span text:style-name="T3"> Sport)?</text:span> </text:p>
      <text:p text:style-name="P48"><text:span text:style-name="T65"></text:span><text:span text:style-name="T4"> Anfänger</text:span><text:span text:style-name="T51"> <text:s text:c="9"/></text:span><text:span text:style-name="T65"></text:span><text:span text:style-name="T51"> </text:span><text:span text:style-name="T52">Mitteltufe <text:s text:c="7"/></text:span><text:span text:style-name="T66"></text:span><text:span text:style-name="T52"> F</text:span><text:span text:style-name="T4">ortgeschritten</text:span><text:span text:style-name="T10">er</text:span><text:span text:style-name="T51"> <text:s/></text:span></text:p>
      <text:list xml:id="list1586295114" text:style-name="L15">
        <text:list-item>
          <text:list>
            <text:list-item>
              <text:p text:style-name="P68">Nein</text:p>
            </text:list-item>
          </text:list>
        </text:list-item>
      </text:list>
      <text:p text:style-name="P1"/>
      <text:p text:style-name="P44"><text:span text:style-name="T4">5) </text:span><text:span text:style-name="T17">Treiben</text:span><text:span text:style-name="T4"> Sie andere Aktivitäten, als die </text:span><text:span text:style-name="T17">jenige, die wir schon genannt haben</text:span><text:span text:style-name="T51"> </text:span><text:span text:style-name="T4">?</text:span><text:span text:style-name="T51"> </text:span></text:p>
      <text:list xml:id="list1431975198" text:style-name="L16">
        <text:list-item>
          <text:list>
            <text:list-item>
              <text:p text:style-name="P61"><text:span text:style-name="T3">Ja</text:span> </text:p>
            </text:list-item>
          </text:list>
        </text:list-item>
      </text:list>
      <text:p text:style-name="P35"><text:span text:style-name="T3">Welche </text:span><text:span text:style-name="T35">Aktivitäte(n) </text:span><text:span text:style-name="T3">?</text:span> </text:p>
      <text:p text:style-name="P47"><text:span text:style-name="T3">.....................................................................................................................................</text:span> </text:p>
      <text:p text:style-name="P38"/>
      <text:p text:style-name="P46"><text:span text:style-name="T3">Was ist dein Niveau?</text:span> <text:span text:style-name="T3">(nur für die beliebteste Aktivität)?</text:span> </text:p>
      <text:p text:style-name="P48"><text:span text:style-name="T65"></text:span><text:span text:style-name="T4"> Anfänger</text:span><text:span text:style-name="T51"> <text:s text:c="9"/></text:span><text:span text:style-name="T65"></text:span><text:span text:style-name="T51"> </text:span><text:span text:style-name="T52">Mitteltufe <text:s text:c="7"/></text:span><text:span text:style-name="T66"></text:span><text:span text:style-name="T52"> F</text:span><text:span text:style-name="T4">ortgeschritten</text:span><text:span text:style-name="T10">er</text:span><text:span text:style-name="T51"> <text:s/></text:span></text:p>
      <text:list xml:id="list4044087074" text:style-name="L17">
        <text:list-item>
          <text:list>
            <text:list-item>
              <text:p text:style-name="P66">Nein</text:p>
            </text:list-item>
          </text:list>
        </text:list-item>
      </text:list>
      <text:p text:style-name="P41"/>
      <text:p text:style-name="P41"/>
      <text:p text:style-name="P43"><text:span text:style-name="T3">6) Ssprechen Sie </text:span><text:span text:style-name="T35">mehrere Spra</text:span><text:span text:style-name="T3">chen?</text:span> </text:p>
      <text:p text:style-name="P44"><text:span text:style-name="T4">Wenn Ja, wie viele und welche</text:span><text:span text:style-name="T51"> </text:span><text:span text:style-name="T4">?</text:span><text:span text:style-name="T51"> </text:span></text:p>
      <text:p text:style-name="P43"><text:span text:style-name="T3">7) </text:span><text:span text:style-name="T35">Können Sie Fahrrad fahren</text:span><text:span text:style-name="T3">?</text:span> </text:p>
      <text:list xml:id="list3772203510" text:style-name="L18">
        <text:list-item>
          <text:list>
            <text:list-item>
              <text:p text:style-name="P62"><text:span text:style-name="T3">Ja</text:span> </text:p>
            </text:list-item>
            <text:list-item>
              <text:p text:style-name="P69">Nein</text:p>
            </text:list-item>
          </text:list>
        </text:list-item>
      </text:list>
      <text:p text:style-name="P30"><text:soft-page-break/><text:span text:style-name="T3">Wenn Ja, wie oft </text:span><text:span text:style-name="T35">fahren Sie Fahrrad </text:span><text:span text:style-name="T3">?</text:span> </text:p>
      <text:list xml:id="list4209443610" text:style-name="L19">
        <text:list-item>
          <text:p text:style-name="P70">nie</text:p>
        </text:list-item>
        <text:list-item>
          <text:p text:style-name="P71"><text:span text:style-name="T3">Zwei oder dreimal im Jahr</text:span> </text:p>
        </text:list-item>
        <text:list-item>
          <text:p text:style-name="P71"><text:span text:style-name="T3">Mehrmals im Monat</text:span> </text:p>
        </text:list-item>
        <text:list-item>
          <text:p text:style-name="P71"><text:span text:style-name="T3">Einmal pro Woche</text:span> </text:p>
        </text:list-item>
        <text:list-item>
          <text:p text:style-name="P71"><text:span text:style-name="T3">Mehrmals in der Woche</text:span> </text:p>
        </text:list-item>
        <text:list-item>
          <text:p text:style-name="P71"><text:span text:style-name="T3">Jeden Tag</text:span> </text:p>
        </text:list-item>
      </text:list>
      <text:p text:style-name="P40"/>
      <text:p text:style-name="P40"/>
      <text:list xml:id="list1467210461" text:style-name="L20">
        <text:list-item>
          <text:p text:style-name="P72"><text:span text:style-name="T70">Sportliche </text:span>Aktivität </text:p>
        </text:list-item>
      </text:list>
      <text:p text:style-name="P45"><text:span text:style-name="T3">Die folgenden Fragen beziehen sich auf die Zeit, die Sie in den</text:span> <text:span text:style-name="T18">letzten 7 Tagen</text:span> <text:span text:style-name="T3">körperlich aktiv waren</text:span> <text:span text:style-name="T3">.</text:span> <text:span text:style-name="T3">Beantworten Sie jede dieser Fragen, auch wenn Sie sich nicht als </text:span><text:span text:style-name="T35">eine </text:span><text:span text:style-name="T3">aktive Person betrachten.</text:span> <text:span text:style-name="T3">Die Fragen beziehen sich auf die körperlichen Aktivitäten, die Sie bei der Arbeit oder während des Studiums, zu Hause, auf Reisen und in Ihrer Freizeit </text:span><text:span text:style-name="T35">treiben</text:span><text:span text:style-name="T3">.</text:span> </text:p>
      <text:p text:style-name="P82"/>
      <text:p text:style-name="P8"><text:span text:style-name="T18">Block 1: Intensive Aktivitäten der letzten 7 Tage</text:span> </text:p>
      <text:p text:style-name="P12"><text:span text:style-name="T18">1.</text:span> <text:span text:style-name="T3">Denken Sie über all</text:span><text:span text:style-name="T36">e</text:span> <text:span text:style-name="T18">intensiven Aktivitäten </text:span><text:span text:style-name="T37">nach, die</text:span><text:span text:style-name="T72"> </text:span><text:span text:style-name="T3">Sie in den</text:span> <text:span text:style-name="T18">letzten 7 Tagen </text:span><text:span text:style-name="T37">ausgeführt haben</text:span><text:span text:style-name="T72"> </text:span><text:span text:style-name="T37">.</text:span><text:span text:style-name="T72"> </text:span></text:p>
      <text:p text:style-name="P12"><text:span text:style-name="T3">Intensive körperliche Aktivität</text:span><text:span text:style-name="T36">en</text:span><text:span text:style-name="T3"> bezieh</text:span><text:span text:style-name="T36">en</text:span><text:span text:style-name="T3"> sich auf Aktivitäten, die viel körperliche Anstrengung erfordern und das Atmen viel schwieriger machen als normal.</text:span> <text:span text:style-name="T3">Denken Sie nur an Aktivitäten, die Sie</text:span> <text:span text:style-name="T18">mindestens 10 Minuten hintereinander</text:span><text:span text:style-name="T37"> ausgeführt haben.</text:span><text:span text:style-name="T72"> </text:span></text:p>
      <text:p text:style-name="P10"/>
      <text:p text:style-name="P7"><text:span text:style-name="T18">1-a.</text:span> <text:span text:style-name="T3">In den</text:span> <text:span text:style-name="T18">letzten 7 Tagen,</text:span><text:span text:style-name="T72"> </text:span><text:span text:style-name="T37">wie viele Tage </text:span><text:span text:style-name="T38">gab es</text:span><text:span text:style-name="T72"> , </text:span><text:span text:style-name="T3">w</text:span><text:span text:style-name="T36">o</text:span><text:span text:style-name="T3"> Sie </text:span><text:span text:style-name="T18">anstrengende körperliche Aktivitäten <text:s/></text:span><text:span text:style-name="T19">getan haben</text:span> , <text:span text:style-name="T71">zB</text:span><text:span text:style-name="T3"> </text:span><text:span text:style-name="T36">etwas S</text:span><text:span text:style-name="T3">chweres </text:span><text:span text:style-name="T36">aufh</text:span><text:span text:style-name="T3">eben, </text:span><text:span text:style-name="T36">in den Bergen fahrradfahren</text:span><text:span text:style-name="T3"> oder Fußball spielen?</text:span> </text:p>
      <text:p text:style-name="P6"><text:span text:style-name="T22">| __ | __ |</text:span> <text:span text:style-name="T18">Tag (e)</text:span> </text:p>
      <text:p text:style-name="P3">⃝ <text:s/><text:span text:style-name="T4">Ich hatte keine intensive körperliche Aktivität</text:span><text:span text:style-name="T51"> <text:s/></text:span><text:span text:style-name="T5">→</text:span><text:span text:style-name="T6"> Fangen Sie den</text:span><text:span text:style-name="T5"> Block 2 </text:span><text:span text:style-name="T6">an</text:span><text:span text:style-name="T51"> </text:span></text:p>
      <text:p text:style-name="P7"/>
      <text:p text:style-name="P1"><text:span text:style-name="T12">1-b.</text:span><text:span text:style-name="T51"> </text:span><text:span text:style-name="T53">Insgesamt, w</text:span><text:span text:style-name="T4">ie viel</text:span><text:span text:style-name="T51"> </text:span><text:span text:style-name="T12">Zeit</text:span><text:span text:style-name="T51"> </text:span><text:span text:style-name="T4">haben Sie</text:span><text:span text:style-name="T51"> </text:span><text:span text:style-name="T12">in den letzten 7 Tagen intensiv</text:span><text:span text:style-name="T51"> </text:span><text:span text:style-name="T12"><text:s/>Aktivitäten </text:span><text:span text:style-name="T14">gemacht</text:span><text:span text:style-name="T13">?</text:span><text:span text:style-name="T54"> </text:span></text:p>
      <text:p text:style-name="P6"><text:span text:style-name="T22">| __ | __ |</text:span> <text:span text:style-name="T18">Stunde (n)</text:span> <text:span text:style-name="T22">| __ | __ |</text:span> <text:span text:style-name="T18">Minuten</text:span> </text:p>
      <text:p text:style-name="P1">⃝ <text:span text:style-name="T4">Ich weiß nicht</text:span><text:span text:style-name="T51"> </text:span></text:p>
      <text:p text:style-name="P1"/>
      <text:p text:style-name="P1"/>
      <text:p text:style-name="P1"/>
      <text:p text:style-name="P1"/>
      <text:p text:style-name="P1"><text:soft-page-break/><text:span text:style-name="T12">Block 2: Moderate Aktivitäten der letzten 7 Tage</text:span><text:span text:style-name="T51"> </text:span></text:p>
      <text:p text:style-name="P12"><text:span text:style-name="T18">2.</text:span> <text:span text:style-name="T3">Denken Sie an all</text:span><text:span text:style-name="T41">e</text:span> <text:span text:style-name="T18">gemäßigten Aktivitäten, </text:span><text:span text:style-name="T37">die</text:span> <text:span text:style-name="T3">Sie in den</text:span> <text:span text:style-name="T18">letzten 7 Tagen </text:span><text:span text:style-name="T37">ausgeführt haben</text:span><text:span text:style-name="T72"> </text:span><text:span text:style-name="T37">.</text:span><text:span text:style-name="T72"> </text:span></text:p>
      <text:p text:style-name="P12"><text:span text:style-name="T3">Mäßige körperliche Aktivitäten beziehen sich auf Tätigkeiten, die mäßige körperliche Anstrengung erfordern und Sie dazu bringen, etwas härter als normal zu atmen.</text:span> <text:span text:style-name="T3">Denken Sie nur an Aktivitäten, die Sie</text:span> <text:span text:style-name="T18">mindestens 10 Minuten hintereinander </text:span><text:span text:style-name="T37">ausgeführt haben.</text:span><text:span text:style-name="T72"> </text:span></text:p>
      <text:p text:style-name="P10"/>
      <text:p text:style-name="P11"><text:span text:style-name="T18">2-a.</text:span> <text:span text:style-name="T3">In den</text:span> <text:span text:style-name="T18">letzten 7 Tagen</text:span><text:span text:style-name="T37">,</text:span><text:span text:style-name="T72"> </text:span><text:span text:style-name="T37">wie viel </text:span><text:span text:style-name="T39">Tage gab es</text:span><text:span text:style-name="T72"> </text:span>, <text:span text:style-name="T3">w</text:span><text:span text:style-name="T41">o Sie </text:span><text:span text:style-name="T18">moderate körperliche Aktivitäten</text:span> <text:span text:style-name="T73">getan haben, </text:span><text:span text:style-name="T3">wie leichte Lasten tragen, </text:span><text:span text:style-name="T41">s</text:span><text:span text:style-name="T3">augen, </text:span><text:span text:style-name="T41">ruhig fahrr</text:span><text:span text:style-name="T3">adfahren oder Volleyball spielen?</text:span> <text:span text:style-name="T20">Schreiten zählt nicht.</text:span></text:p>
      <text:p text:style-name="P1"/>
      <text:p text:style-name="P6"><text:span text:style-name="T22">| __ | __ | </text:span><text:span text:style-name="T18">Tag (e)</text:span> </text:p>
      <text:p text:style-name="P4">⃝ <text:s/><text:span text:style-name="T4">Ich hatte keine moderate körperliche Aktivität</text:span><text:span text:style-name="T51"> </text:span><text:span text:style-name="T5">→</text:span><text:span text:style-name="T6"> Fangen Sie den</text:span><text:span text:style-name="T5"> Block </text:span><text:span text:style-name="T7">3 </text:span><text:span text:style-name="T6">an</text:span><text:span text:style-name="T51"> </text:span></text:p>
      <text:p text:style-name="P9"/>
      <text:p text:style-name="P11"><text:span text:style-name="T18">2-b.</text:span> <text:span text:style-name="T3">Wie viel</text:span> <text:span text:style-name="T18">Zeit</text:span> <text:span text:style-name="T3">haben Sie</text:span> <text:span text:style-name="T18">in den letzten 7 Tagen</text:span> <text:span text:style-name="T3">insgesamt</text:span> <text:span text:style-name="T3">mit</text:span> <text:span text:style-name="T18">moderaten Aktivitäten verbracht?</text:span> </text:p>
      <text:p text:style-name="P6"><text:span text:style-name="T22">| __ | __ |</text:span> <text:span text:style-name="T18">Stunde (n)</text:span> <text:span text:style-name="T22">| __ | __ |</text:span> <text:s/><text:span text:style-name="T18">Minuten</text:span> </text:p>
      <text:p text:style-name="P1">⃝ <text:span text:style-name="T4">Ich weiß nicht</text:span><text:span text:style-name="T51"> </text:span></text:p>
      <text:p text:style-name="P1"/>
      <text:p text:style-name="P8"><text:span text:style-name="T18">Block 3: </text:span><text:span text:style-name="T21">Laufen der </text:span><text:span text:style-name="T18"><text:s/>letzten 7 Tage</text:span> </text:p>
      <text:p text:style-name="P11"><text:span text:style-name="T18">3.</text:span> <text:span text:style-name="T3">Denken Sie an die Zeit, die Sie</text:span> <text:span text:style-name="T3">in den</text:span> <text:span text:style-name="T18">letzten 7 Tagen</text:span> <text:span text:style-name="T18">mindestens 10 Minuten hintereinander</text:span> <text:span text:style-name="T74">beim laufen </text:span><text:span text:style-name="T18">verbracht haben</text:span> <text:span text:style-name="T3">.</text:span> <text:span text:style-name="T3">Dazu gehört das </text:span><text:span text:style-name="T42">Schreiten</text:span><text:span text:style-name="T3">, um von einem Ort zum anderen zu gelangen, und jede andere Art von Spaziergang, die Sie in Ihrer Freizeit zur Entspannung, zum Sport oder zur Erholung unternommen haben könnten.</text:span> </text:p>
      <text:p text:style-name="P9"/>
      <text:p text:style-name="P11"><text:span text:style-name="T18">3-a.</text:span> <text:span text:style-name="T3">In den</text:span> <text:span text:style-name="T18">letzten 7 Tagen,</text:span> <text:span text:style-name="T37">wie viele </text:span><text:span text:style-name="T40">Tage gab es</text:span><text:span text:style-name="T72"> , </text:span><text:span text:style-name="T3">w</text:span><text:span text:style-name="T42">o</text:span><text:span text:style-name="T3"> Si</text:span><text:span text:style-name="T42">e</text:span><text:span text:style-name="T18"> mindestens 10 Minuten</text:span> <text:span text:style-name="T74">hintereinander gelaufen sind</text:span><text:span text:style-name="T18">?</text:span> </text:p>
      <text:p text:style-name="P9"/>
      <text:p text:style-name="P6"><text:span text:style-name="T22">| __ | __ |</text:span> <text:span text:style-name="T18">Tag (e)</text:span> </text:p>
      <text:p text:style-name="P5">⃝ <text:s/><text:span text:style-name="T4">Ich bin nicht</text:span><text:span text:style-name="T51"> </text:span><text:span text:style-name="T4">gelaufen</text:span><text:span text:style-name="T51"> </text:span><text:span text:style-name="T5">→</text:span><text:span text:style-name="T6"> Fangen Sie den</text:span><text:span text:style-name="T5"> Block </text:span><text:span text:style-name="T8">4 </text:span><text:span text:style-name="T6">an</text:span><text:span text:style-name="T51"> </text:span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5"><text:span text:style-name="T51"/></text:p>
      <text:p text:style-name="P11"><text:soft-page-break/><text:span text:style-name="T18">3. b.</text:span> <text:span text:style-name="T3">Wie </text:span><text:span text:style-name="T42">oft</text:span> <text:span text:style-name="T74">sind</text:span><text:span text:style-name="T3"> Sie in den</text:span> <text:span text:style-name="T18">letzten 7 Tagen</text:span> <text:span text:style-name="T3">insgesamt</text:span> <text:span text:style-name="T18">mindestens zehn Minuten hintereinander</text:span> <text:span text:style-name="T42">gelaufen</text:span> <text:span text:style-name="T3">?</text:span> </text:p>
      <text:p text:style-name="P9"/>
      <text:p text:style-name="P6"><text:span text:style-name="T22">| __ | __ |</text:span> <text:span text:style-name="T18">Anzahl der 10-Minuten Folgen </text:span></text:p>
      <text:p text:style-name="P6"><text:span text:style-name="T23">Beispiele:</text:span> </text:p>
      <text:p text:style-name="P11"><text:span text:style-name="T3">Montag: 1 Spaziergang von 60 Minuten 6 Folgen</text:span> </text:p>
      <text:p text:style-name="P11"><text:span text:style-name="T3">Dienstag: 1 Spaziergang von 20 Minuten und 3 Schritten von 5 Minuten 2 Folgen</text:span> </text:p>
      <text:p text:style-name="P11"><text:span text:style-name="T3">Mittwoch: 1 Spaziergang von 35 Minuten 3 Folgen</text:span> </text:p>
      <text:p text:style-name="P13"><text:span text:style-name="T3">Donnerstag: 1. Spaziergang von 8 Minuten 0 Folge</text:span> </text:p>
      <text:p text:style-name="P11"><text:span text:style-name="T3">Freitag: 1 Spaziergang von 6 Minuten, dann 3 Schritte von 4 Minuten 0 Folge</text:span> </text:p>
      <text:p text:style-name="P13"><text:span text:style-name="T3">Samstag: 1 Spaziergang <text:s/>von 18 Minuten 1 </text:span><text:span text:style-name="T42">Folge</text:span></text:p>
      <text:p text:style-name="P11"><text:span text:style-name="T3">Sonntag: 1 Schritt von 10 Minuten und 3 Schritte von 5 Minuten 1 Folge</text:span> </text:p>
      <text:p text:style-name="P11"><text:span text:style-name="T3">Insgesamt 13 Folgen</text:span> </text:p>
      <text:p text:style-name="P1"/>
      <text:p text:style-name="P1">⃝ <text:s/><text:span text:style-name="T4">Ich weiß nicht.</text:span></text:p>
      <text:p text:style-name="P8"><text:span text:style-name="T18">Block 4: Sitzen in den letzten 7 Tagen</text:span> </text:p>
      <text:p text:style-name="P6"><text:span text:style-name="T18">4.</text:span> <text:span text:style-name="T3">Die letzte Frage</text:span> <text:span text:style-name="T3">bezieht sich auf die</text:span> <text:span text:style-name="T18">Zeit, die Sie</text:span> <text:span text:style-name="T3">in den</text:span> <text:span text:style-name="T18">letzten 7 Tagen</text:span> <text:span text:style-name="T3">an Wochentagen</text:span> <text:span text:style-name="T21">sitzen geblieben sind</text:span> <text:span text:style-name="T3">.</text:span> <text:span text:style-name="T3">Dazu gehört die Zeit, die Sie am Arbeitsplatz, zu Hause, während des Studiums und in Ihrer Freizeit verbringen.</text:span> <text:span text:style-name="T3">Dies kann die Zeit umfassen, die Sie am Schreibtisch sitzen, Freunde besuchen, lesen, sitzen oder liegen, <text:s/>fernsehen.</text:span> </text:p>
      <text:p text:style-name="P6"><text:span text:style-name="T18">4-a.</text:span> <text:span text:style-name="T18">Wie viel Zeit pro Tag</text:span> <text:span text:style-name="T3">haben Sie in</text:span> <text:span text:style-name="T3">den</text:span> <text:span text:style-name="T18">letzten 7</text:span> <text:span text:style-name="T3">Tagen an Wochentagen</text:span> <text:span text:style-name="T3">durchschnittlich</text:span> <text:span text:style-name="T18">gesessen</text:span> <text:span text:style-name="T3">?</text:span> </text:p>
      <text:p text:style-name="P6"><text:span text:style-name="T22">| __ | __ |</text:span> <text:span text:style-name="T18">Stunde (n)</text:span> <text:span text:style-name="T22">| __ | __ |</text:span> <text:span text:style-name="T18">Minuten</text:span> </text:p>
      <text:p text:style-name="P1"/>
      <text:p text:style-name="P80"><text:span text:style-name="T3">Nach de</text:span><text:span text:style-name="T43">m Experiment</text:span> <text:s/><text:span text:style-name="T3">:</text:span> </text:p>
      <text:p text:style-name="P90"><text:span text:style-name="T61">-</text:span><text:span text:style-name="T56"> </text:span><text:span text:style-name="T3">Hast du eine </text:span><text:span text:style-name="T43">Lieblingsg</text:span><text:span text:style-name="T3">eschichte </text:span>?</text:p>
      <text:p text:style-name="P41"> </text:p>
      <text:p text:style-name="P91"><text:span text:style-name="T61">-</text:span> H<text:span text:style-name="T75">ast du irgendwas bemerkt</text:span><text:span text:style-name="T3">?</text:span> <text:span text:style-name="T3">(Beispiel</text:span> <text:s/><text:span text:style-name="T3">: dieses Wort erinnert mich an meinen Nachnamen, diese Figur sieht aus wie eine Zeichentrickfigur, die ich sehr mag, usw.)</text:span> <text:s/><text:span text:style-name="T3">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55983316" text:style-name="L21">
        <text:list-item>
          <text:p text:style-name="P74"><text:soft-page-break/><text:span text:style-name="T49">An</text:span><text:span text:style-name="T50">weisungen</text:span></text:p>
          <text:p text:style-name="P73"/>
        </text:list-item>
      </text:list>
      <text:p text:style-name="P14"><text:span text:style-name="T4">Sie sind hier, um an einem Experiment </text:span><text:span text:style-name="T15">teilzunehmen, das sich für die Mitteilung einer Information interessiert. Unser Ziel ist, eure Kommunikationsfähigkeit an verschiedene Lernphasen zu studieren.</text:span> </text:p>
      <text:p text:style-name="P14"/>
      <text:p text:style-name="P14"><text:span text:style-name="T4">Sie werden Geschichten </text:span><text:span text:style-name="T11">über Aliens</text:span><text:span text:style-name="T4"> hören, die auf die Erde kommen, um die Möglichkeit einer Ansiedlung zu bewerten.</text:span> <text:span text:style-name="T4">Sie kommen </text:span><text:span text:style-name="T11">aus</text:span><text:span text:style-name="T4"> </text:span><text:span text:style-name="T11">4</text:span><text:span text:style-name="T4"> verschiedenen Stämme</text:span><text:span text:style-name="T11">n,</text:span><text:span text:style-name="T4"> haben ein typisches Fahrzeug </text:span><text:span text:style-name="T11">aus</text:span><text:span text:style-name="T4"> ihr Planet mitgebracht und möchten ein typisches Haus bauen.</text:span> <text:span text:style-name="T4">Wir bitten Sie, die Geschichten aufmerksam zu </text:span><text:span text:style-name="T11">hören</text:span><text:span text:style-name="T4"> und genau zu betrachten, einschließlich d</text:span><text:span text:style-name="T11">as Aussehen</text:span><text:span text:style-name="T4"> und d</text:span><text:span text:style-name="T11">ie</text:span><text:span text:style-name="T4"> Wörter, mit denen die Stämme, Fahrzeuge und Häuser der </text:span><text:span text:style-name="T11">Aliens</text:span><text:span text:style-name="T4"> bezeichnet werden.</text:span> <text:span text:style-name="T4">Nach jeder Geschichte werden Sie wiedergeben, was Sie gesehen und gehört haben, und zwar in einer der folgenden vier Bedingungen:</text:span> </text:p>
      <text:p text:style-name="P14"/>
      <text:p text:style-name="P50"><text:span text:style-name="T28">-</text:span> <text:span text:style-name="T28">Sie sind in keiner Weise eingeschränkt</text:span> </text:p>
      <text:p text:style-name="P50"><text:span text:style-name="T28">-</text:span> <text:span text:style-name="T58">Sie</text:span><text:span text:style-name="T57"> müssen</text:span><text:span text:style-name="T28"> </text:span><text:span text:style-name="T31">den Händen auf den Stuhl legen.</text:span></text:p>
      <text:p text:style-name="P50"><text:span text:style-name="T28">-</text:span> <text:span text:style-name="T28">Sie müssen mit den Händen Fahrrad fahren</text:span> </text:p>
      <text:p text:style-name="P50"><text:span text:style-name="T28">-</text:span> <text:span text:style-name="T28">Sie müssen mit den Beinen </text:span><text:span text:style-name="T29">Fahrrad fahren un</text:span><text:span text:style-name="T31">d den Händen auf den Stuhl legen.</text:span></text:p>
      <text:p text:style-name="P19"/>
      <text:p text:style-name="P21"><text:span text:style-name="T3">In jedem Fall werden Sie </text:span><text:span text:style-name="T33">vor der Kamera sein</text:span><text:span text:style-name="T3">. </text:span><text:span text:style-name="T47">Sie werden einer Person die Geschichte erzählen, die nicht sehr gut Deutsch versteht. Mach alles, was du kannst, damit sie versteht, was du meinst.</text:span></text:p>
      <text:p text:style-name="P19"/>
      <text:p text:style-name="P23"><text:span text:style-name="T3">Erinnern Sie sich an jedes Detail, </text:span><text:span text:style-name="T44">alles ist w</text:span><text:span text:style-name="T46">ertvoll</text:span><text:span text:style-name="T44">. <text:s text:c="2"/></text:span></text:p>
      <text:p text:style-name="P24">Die folgene Punkten sind besonders wichtig :</text:p>
      <text:p text:style-name="P24">- die Nichtwörter, das heißt die Name der Objekte/Charakter</text:p>
      <text:p text:style-name="P24">- die Beschreibung dieser Objekte/Charakter : <text:span text:style-name="T77">die Form der Charakter, ihre Superkräfte usw.</text:span></text:p>
      <text:p text:style-name="P24">- alle Ereignisse in der Geschichte</text:p>
      <text:p text:style-name="P25"/>
      <text:p text:style-name="P23"><text:span text:style-name="T3">Fühlen Sie sich frei, viel zu reden, und hören Sie nur auf, wenn Sie sich an nichts </text:span><text:span text:style-name="T33">A</text:span><text:span text:style-name="T3">nderes erinnern.</text:span> <text:span text:style-name="T69">W</text:span><text:span text:style-name="T3">enn Sie sich an etwas erinnern, </text:span><text:span text:style-name="T33">d</text:span><text:span text:style-name="T3">as Sie </text:span><text:span text:style-name="T33">früher</text:span><text:span text:style-name="T3"> </text:span><text:span text:style-name="T33">schon </text:span><text:span text:style-name="T3">gesagt haben, können Sie es gerne sagen.</text:span> </text:p>
      <text:p text:style-name="P76">Vergessen aber nicht, dass die Kommunikation wichtiger ist als das Gedächtnis.</text:p>
      <text:p text:style-name="P19"/>
      <text:p text:style-name="P21"><text:span text:style-name="T3">Wenn Sie einverstanden sind, werden Sie morgen wiederkommen, </text:span><text:span text:style-name="T33">um die Geschichte wieder zu erzählen, in </text:span><text:span text:style-name="T45">alle</text:span><text:span text:style-name="T33"> Bedingungen</text:span><text:span text:style-name="T3">.</text:span> <text:span text:style-name="T3">Wir werden Sie </text:span><text:span text:style-name="T33">wieder</text:span><text:span text:style-name="T3"> auf</text:span><text:span text:style-name="T33">nehmen</text:span><text:span text:style-name="T3">, um zu messen, woran Sie sich erinnern, </text:span><text:span text:style-name="T48">und wie Sie nach einem Tag kommunizieren.</text:span></text:p>
      <text:p text:style-name="P19"/>
      <text:p text:style-name="P21"><text:span text:style-name="T3">Wenn Sie immer noch einverstanden sind, </text:span><text:span text:style-name="T34">werden wir</text:span><text:span text:style-name="T3"> dasselbe </text:span><text:span text:style-name="T48">zwischen sieben und </text:span><text:span text:style-name="T3">zehn Tage später </text:span><text:span text:style-name="T34">machen</text:span><text:span text:style-name="T3">, um dieselbe Rückrufaufgabe </text:span><text:span text:style-name="T34">weiterzuführen</text:span><text:span text:style-name="T3">.</text:span> </text:p>
      <text:p text:style-name="P19"/>
      <text:p text:style-name="P22"><text:span text:style-name="T3">Wir </text:span><text:span text:style-name="T34">werden</text:span><text:span text:style-name="T3"> einige Markierungen auf Ihre Kleidung</text:span><text:span text:style-name="T34">en setzen</text:span><text:span text:style-name="T3">, um jede Bewegung dank eines </text:span><text:span text:style-name="T34">Motion Capture Systems</text:span><text:span text:style-name="T3"> </text:span><text:span text:style-name="T34">präzis</text:span><text:span text:style-name="T3"> aufzuzeichnen.</text:span> </text:p>
      <text:p text:style-name="P22"><text:span text:style-name="T3">Wir </text:span><text:span text:style-name="T34">werden</text:span><text:span text:style-name="T3"> einige Bänder um Ihre Brust legen, um Ihre Atmung aufzuzeichnen.</text:span> </text:p>
      <text:p text:style-name="P27"><text:span text:style-name="T32">Dan</text:span><text:span text:style-name="T28">eben befindet sich ein Mikro, um Ihre </text:span><text:span text:style-name="T30">Sprache </text:span><text:span text:style-name="T28">aufzunehmen.</text:span><text:span text:style-name="T6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Times New Roman" svg:font-family="'Times New Roman'"/>
    <style:font-face style:name="serif" svg:font-family="serif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18:01.981180664</meta:creation-date>
    <meta:editing-duration>PT1H3M14S</meta:editing-duration>
    <meta:editing-cycles>21</meta:editing-cycles>
    <meta:generator>LibreOffice/6.0.7.3$Linux_X86_64 LibreOffice_project/00m0$Build-3</meta:generator>
    <dc:date>2019-03-22T10:56:29.612307583</dc:date>
    <meta:document-statistic meta:table-count="0" meta:image-count="0" meta:object-count="0" meta:page-count="7" meta:paragraph-count="132" meta:word-count="1501" meta:character-count="10070" meta:non-whitespace-character-count="8520"/>
  </office:meta>
</office:document-meta>
</file>